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CJK KR" svg:font-family="'Noto Sans CJK KR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7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name-asian="Liberation Sans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row table:style-name="ro1">
          <table:table-cell table:style-name="ce4" office:value-type="string" calcext:value-type="string">
            <text:p>일반적으로 적절한 값들로 알려진 것들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Distance(ft)</text:p>
          </table:table-cell>
          <table:table-cell table:style-name="ce1" office:value-type="string" calcext:value-type="string">
            <text:p>Distance(m)</text:p>
          </table:table-cell>
          <table:table-cell table:style-name="ce1" office:value-type="string" calcext:value-type="string">
            <text:p>크기(pt)</text:p>
          </table:table-cell>
          <table:table-cell table:style-name="ce1" office:value-type="string" calcext:value-type="string">
            <text:p>크기(px)</text:p>
          </table:table-cell>
          <table:table-cell table:style-name="ce1" office:value-type="string" calcext:value-type="string">
            <text:p>크기(rem)</text:p>
          </table:table-cell>
          <table:table-cell table:style-name="ce1" office:value-type="string" calcext:value-type="string">
            <text:p>비율(ft/pt)</text:p>
          </table:table-cell>
          <table:table-cell table:style-name="ce1" office:value-type="string" calcext:value-type="string">
            <text:p>비율(m/rem)</text:p>
          </table:table-cell>
          <table:table-cell table:style-name="ce1" office:value-type="string" calcext:value-type="string">
            <text:p>비율(arc minute)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A3] * 0.3048" office:value-type="float" office:value="3.048" calcext:value-type="float">
            <text:p>3.048</text:p>
          </table:table-cell>
          <table:table-cell office:value-type="float" office:value="20" calcext:value-type="float">
            <text:p>20</text:p>
          </table:table-cell>
          <table:table-cell table:formula="of:=[.$C3] / 0.75" office:value-type="float" office:value="26.6666666666667" calcext:value-type="float">
            <text:p>26.6666666666667</text:p>
          </table:table-cell>
          <table:table-cell table:formula="of:= [.$D3] / [.$O$20]" office:value-type="float" office:value="1.66666666666667" calcext:value-type="float">
            <text:p>1.66666666666667</text:p>
          </table:table-cell>
          <table:table-cell table:formula="of:= [.$A3] / [.$C3]" office:value-type="float" office:value="0.5" calcext:value-type="float">
            <text:p>0.5</text:p>
          </table:table-cell>
          <table:table-cell table:formula="of:=[.$B3] / [.$E3]" office:value-type="float" office:value="1.8288" calcext:value-type="float">
            <text:p>1.8288</text:p>
          </table:table-cell>
          <table:table-cell table:formula="of:= 60 *  ATAN(([.$D3] *  0.264583) / ([.$B3] * 1000))" office:value-type="float" office:value="0.138888465839921" calcext:value-type="float">
            <text:p>0.138888465839921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A4] * 0.3048" office:value-type="float" office:value="4.572" calcext:value-type="float">
            <text:p>4.572</text:p>
          </table:table-cell>
          <table:table-cell office:value-type="float" office:value="34" calcext:value-type="float">
            <text:p>34</text:p>
          </table:table-cell>
          <table:table-cell table:formula="of:=[.$C4] / 0.75" office:value-type="float" office:value="45.3333333333333" calcext:value-type="float">
            <text:p>45.3333333333333</text:p>
          </table:table-cell>
          <table:table-cell table:formula="of:= [.$D4] / [.$O$20]" office:value-type="float" office:value="2.83333333333333" calcext:value-type="float">
            <text:p>2.83333333333333</text:p>
          </table:table-cell>
          <table:table-cell table:formula="of:= [.$A4] / [.$C4]" office:value-type="float" office:value="0.441176470588235" calcext:value-type="float">
            <text:p>0.441176470588235</text:p>
          </table:table-cell>
          <table:table-cell table:formula="of:=[.$B4] / [.$E4]" office:value-type="float" office:value="1.61364705882353" calcext:value-type="float">
            <text:p>1.61364705882353</text:p>
          </table:table-cell>
          <table:table-cell table:formula="of:= 60 *  ATAN(([.$D4] *  0.264583) / ([.$B4] * 1000))" office:value-type="float" office:value="0.157406847981552" calcext:value-type="float">
            <text:p>0.157406847981552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A5] * 0.3048" office:value-type="float" office:value="6.096" calcext:value-type="float">
            <text:p>6.096</text:p>
          </table:table-cell>
          <table:table-cell office:value-type="float" office:value="50" calcext:value-type="float">
            <text:p>50</text:p>
          </table:table-cell>
          <table:table-cell table:formula="of:=[.$C5] / 0.75" office:value-type="float" office:value="66.6666666666667" calcext:value-type="float">
            <text:p>66.6666666666667</text:p>
          </table:table-cell>
          <table:table-cell table:formula="of:= [.$D5] / [.$O$20]" office:value-type="float" office:value="4.16666666666667" calcext:value-type="float">
            <text:p>4.16666666666667</text:p>
          </table:table-cell>
          <table:table-cell table:formula="of:= [.$A5] / [.$C5]" office:value-type="float" office:value="0.4" calcext:value-type="float">
            <text:p>0.4</text:p>
          </table:table-cell>
          <table:table-cell table:formula="of:=[.$B5] / [.$E5]" office:value-type="float" office:value="1.46304" calcext:value-type="float">
            <text:p>1.46304</text:p>
          </table:table-cell>
          <table:table-cell table:formula="of:= 60 *  ATAN(([.$D5] *  0.264583) / ([.$B5] * 1000))" office:value-type="float" office:value="0.173610407875968" calcext:value-type="float">
            <text:p>0.173610407875968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$A6] * 0.3048" office:value-type="float" office:value="7.62" calcext:value-type="float">
            <text:p>7.62</text:p>
          </table:table-cell>
          <table:table-cell office:value-type="float" office:value="66" calcext:value-type="float">
            <text:p>66</text:p>
          </table:table-cell>
          <table:table-cell table:formula="of:=[.$C6] / 0.75" office:value-type="float" office:value="88" calcext:value-type="float">
            <text:p>88</text:p>
          </table:table-cell>
          <table:table-cell table:formula="of:= [.$D6] / [.$O$20]" office:value-type="float" office:value="5.5" calcext:value-type="float">
            <text:p>5.5</text:p>
          </table:table-cell>
          <table:table-cell table:formula="of:= [.$A6] / [.$C6]" office:value-type="float" office:value="0.378787878787879" calcext:value-type="float">
            <text:p>0.378787878787879</text:p>
          </table:table-cell>
          <table:table-cell table:formula="of:=[.$B6] / [.$E6]" office:value-type="float" office:value="1.38545454545455" calcext:value-type="float">
            <text:p>1.38545454545455</text:p>
          </table:table-cell>
          <table:table-cell table:formula="of:= 60 *  ATAN(([.$D6] *  0.264583) / ([.$B6] * 1000))" office:value-type="float" office:value="0.183332531808572" calcext:value-type="float">
            <text:p>0.183332531808572</text:p>
          </table:table-cell>
          <table:table-cell table:number-columns-repeated="1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$A7] * 0.3048" office:value-type="float" office:value="10.668" calcext:value-type="float">
            <text:p>10.668</text:p>
          </table:table-cell>
          <table:table-cell office:value-type="float" office:value="100" calcext:value-type="float">
            <text:p>100</text:p>
          </table:table-cell>
          <table:table-cell table:formula="of:=[.$C7] / 0.75" office:value-type="float" office:value="133.333333333333" calcext:value-type="float">
            <text:p>133.333333333333</text:p>
          </table:table-cell>
          <table:table-cell table:formula="of:= [.$D7] / [.$O$20]" office:value-type="float" office:value="8.33333333333333" calcext:value-type="float">
            <text:p>8.33333333333333</text:p>
          </table:table-cell>
          <table:table-cell table:formula="of:= [.$A7] / [.$C7]" office:value-type="float" office:value="0.35" calcext:value-type="float">
            <text:p>0.35</text:p>
          </table:table-cell>
          <table:table-cell table:formula="of:=[.$B7] / [.$E7]" office:value-type="float" office:value="1.28016" calcext:value-type="float">
            <text:p>1.28016</text:p>
          </table:table-cell>
          <table:table-cell table:formula="of:= 60 *  ATAN(([.$D7] *  0.264583) / ([.$B7] * 1000))" office:value-type="float" office:value="0.198411725207764" calcext:value-type="float">
            <text:p>0.198411725207764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$A8] * 0.3048" office:value-type="float" office:value="15.24" calcext:value-type="float">
            <text:p>15.24</text:p>
          </table:table-cell>
          <table:table-cell office:value-type="float" office:value="133" calcext:value-type="float">
            <text:p>133</text:p>
          </table:table-cell>
          <table:table-cell table:formula="of:=[.$C8] / 0.75" office:value-type="float" office:value="177.333333333333" calcext:value-type="float">
            <text:p>177.333333333333</text:p>
          </table:table-cell>
          <table:table-cell table:formula="of:= [.$D8] / [.$O$20]" office:value-type="float" office:value="11.0833333333333" calcext:value-type="float">
            <text:p>11.0833333333333</text:p>
          </table:table-cell>
          <table:table-cell table:formula="of:= [.$A8] / [.$C8]" office:value-type="float" office:value="0.37593984962406" calcext:value-type="float">
            <text:p>0.37593984962406</text:p>
          </table:table-cell>
          <table:table-cell table:formula="of:=[.$B8] / [.$E8]" office:value-type="float" office:value="1.37503759398496" calcext:value-type="float">
            <text:p>1.37503759398496</text:p>
          </table:table-cell>
          <table:table-cell table:formula="of:= 60 *  ATAN(([.$D8] *  0.264583) / ([.$B8] * 1000))" office:value-type="float" office:value="0.184721405882118" calcext:value-type="float">
            <text:p>0.184721405882118</text:p>
          </table:table-cell>
          <table:table-cell table:number-columns-repeated="12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$A9] * 0.3048" office:value-type="float" office:value="22.86" calcext:value-type="float">
            <text:p>22.86</text:p>
          </table:table-cell>
          <table:table-cell office:value-type="float" office:value="200" calcext:value-type="float">
            <text:p>200</text:p>
          </table:table-cell>
          <table:table-cell table:formula="of:=[.$C9] / 0.75" office:value-type="float" office:value="266.666666666667" calcext:value-type="float">
            <text:p>266.666666666667</text:p>
          </table:table-cell>
          <table:table-cell table:formula="of:= [.$D9] / [.$O$20]" office:value-type="float" office:value="16.6666666666667" calcext:value-type="float">
            <text:p>16.6666666666667</text:p>
          </table:table-cell>
          <table:table-cell table:formula="of:= [.$A9] / [.$C9]" office:value-type="float" office:value="0.375" calcext:value-type="float">
            <text:p>0.375</text:p>
          </table:table-cell>
          <table:table-cell table:formula="of:=[.$B9] / [.$E9]" office:value-type="float" office:value="1.3716" calcext:value-type="float">
            <text:p>1.3716</text:p>
          </table:table-cell>
          <table:table-cell table:formula="of:= 60 *  ATAN(([.$D9] *  0.264583) / ([.$B9] * 1000))" office:value-type="float" office:value="0.185184363862716" calcext:value-type="float">
            <text:p>0.185184363862716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화면크기(‘’)</text:p>
          </table:table-cell>
          <table:table-cell table:style-name="ce1" office:value-type="string" calcext:value-type="string">
            <text:p>Distance(ft)</text:p>
          </table:table-cell>
          <table:table-cell table:style-name="ce1" office:value-type="string" calcext:value-type="string">
            <text:p>Distance(m)</text:p>
          </table:table-cell>
          <table:table-cell table:number-columns-repeated="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 [.$B12] * 0.3048" office:value-type="float" office:value="1.8288" calcext:value-type="float">
            <text:p>1.8288</text:p>
          </table:table-cell>
          <table:table-cell table:number-columns-repeated="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 [.$B13] * 0.3048" office:value-type="float" office:value="3.048" calcext:value-type="float">
            <text:p>3.048</text:p>
          </table:table-cell>
          <table:table-cell table:number-columns-repeated="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 [.$B14] * 0.3048" office:value-type="float" office:value="3.6576" calcext:value-type="float">
            <text:p>3.6576</text:p>
          </table:table-cell>
          <table:table-cell table:number-columns-repeated="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formula="of:= [.$B15] * 0.3048" office:value-type="float" office:value="4.8768" calcext:value-type="float">
            <text:p>4.8768</text:p>
          </table:table-cell>
          <table:table-cell table:number-columns-repeated="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formula="of:= [.$B16] * 0.3048" office:value-type="float" office:value="5.4864" calcext:value-type="float">
            <text:p>5.4864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1">
          <table:table-cell table:style-name="ce4" office:value-type="string" calcext:value-type="string">
            <text:p>값 계산</text:p>
          </table:table-cell>
          <table:table-cell table:number-columns-repeated="13"/>
          <table:table-cell table:style-name="ce4" office:value-type="string" calcext:value-type="string">
            <text:p>상수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onitor</text:p>
          </table:table-cell>
          <table:table-cell table:style-name="ce1" office:value-type="string" calcext:value-type="string">
            <text:p>Distance(mm)</text:p>
          </table:table-cell>
          <table:table-cell table:style-name="ce1" office:value-type="string" calcext:value-type="string">
            <text:p>크기(in)</text:p>
          </table:table-cell>
          <table:table-cell table:style-name="ce1" office:value-type="string" calcext:value-type="string">
            <text:p>해상도 너비</text:p>
          </table:table-cell>
          <table:table-cell table:style-name="ce1" office:value-type="string" calcext:value-type="string">
            <text:p>해상도 높이</text:p>
          </table:table-cell>
          <table:table-cell table:style-name="ce1" office:value-type="string" calcext:value-type="string">
            <text:p>폰트크기(px)</text:p>
          </table:table-cell>
          <table:table-cell table:style-name="ce1" office:value-type="string" calcext:value-type="string">
            <text:p>16 arc</text:p>
          </table:table-cell>
          <table:table-cell table:style-name="ce1" office:value-type="string" calcext:value-type="string">
            <text:p>20 arc</text:p>
          </table:table-cell>
          <table:table-cell table:style-name="ce1" office:value-type="string" calcext:value-type="string">
            <text:p>50 arc</text:p>
          </table:table-cell>
          <table:table-cell table:style-name="ce1" office:value-type="string" calcext:value-type="string">
            <text:p>60 arc</text:p>
          </table:table-cell>
          <table:table-cell table:style-name="ce1" office:value-type="string" calcext:value-type="string">
            <text:p>20 arc vs 기본</text:p>
          </table:table-cell>
          <table:table-cell table:style-name="ce1" office:value-type="string" calcext:value-type="string">
            <text:p>60 arc – 기본(vw)</text:p>
          </table:table-cell>
          <table:table-cell table:number-columns-repeated="2"/>
          <table:table-cell table:style-name="ce1" office:value-type="string" calcext:value-type="string">
            <text:p>기본 크기(px)</text:p>
          </table:table-cell>
          <table:table-cell table:style-name="ce1" office:value-type="string" calcext:value-type="string">
            <text:p>각도(arc minute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([.$B20] * TAN((PI()*[.P$20]) / 10800) * SQRT([.$D20]^2 + [.$E20]^2)) / (54 * [.$C21])" office:value-type="float" office:value="1.48333687028735" calcext:value-type="float">
            <text:p>1.48333687028735</text:p>
          </table:table-cell>
          <table:table-cell table:formula="of:=([.$B20] * TAN((PI()*[.Q$20]) / 10800) * SQRT([.$D20]^2 + [.$E20]^2)) / (54 * [.$C21])" office:value-type="float" office:value="2.37334943531747" calcext:value-type="float">
            <text:p>2.37334943531747</text:p>
          </table:table-cell>
          <table:table-cell table:formula="of:=([.$B20] * TAN((PI()*[.R$20]) / 10800) * SQRT([.$D20]^2 + [.$E20]^2)) / (54 * [.$C21])" office:value-type="float" office:value="2.96669884372039" calcext:value-type="float">
            <text:p>2.96669884372039</text:p>
          </table:table-cell>
          <table:table-cell table:formula="of:=([.$B20] * TAN((PI()*[.S$20]) / 10800) * SQRT([.$D20]^2 + [.$E20]^2)) / (54 * [.$C21])" office:value-type="float" office:value="7.41718645003899" calcext:value-type="float">
            <text:p>7.41718645003899</text:p>
          </table:table-cell>
          <table:table-cell table:formula="of:=([.$B20] * TAN((PI()*[.T$20]) / 10800) * SQRT([.$D20]^2 + [.$E20]^2)) / (54 * [.$C21])" office:value-type="float" office:value="8.90089992699597" calcext:value-type="float">
            <text:p>8.90089992699597</text:p>
          </table:table-cell>
          <table:table-cell table:formula="of:= [.$O$20] / [.$H20]" office:value-type="float" office:value="5.39319993125261" calcext:value-type="float">
            <text:p>5.39319993125261</text:p>
          </table:table-cell>
          <table:table-cell table:formula="of:=([.$J20] - [.$O$20]) / ([.$D20] / 100)" office:value-type="float" office:value="-0.36974479546896" calcext:value-type="float">
            <text:p>-0.369744795468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max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120" calcext:value-type="float">
            <text:p>5120</text:p>
          </table:table-cell>
          <table:table-cell office:value-type="float" office:value="2880" calcext:value-type="float">
            <text:p>2880</text:p>
          </table:table-cell>
          <table:table-cell table:formula="of:=([.$B21] * TAN((PI()*[.P$20]) / 10800) * SQRT([.$D21]^2 + [.$E21]^2)) / (54 * [.$C20])" office:value-type="float" office:value="10.5481732998211" calcext:value-type="float">
            <text:p>10.5481732998211</text:p>
          </table:table-cell>
          <table:table-cell table:formula="of:=([.$B21] * TAN((PI()*[.Q$20]) / 10800) * SQRT([.$D21]^2 + [.$E21]^2)) / (54 * [.$C20])" office:value-type="float" office:value="16.8771515400353" calcext:value-type="float">
            <text:p>16.8771515400353</text:p>
          </table:table-cell>
          <table:table-cell table:formula="of:=([.$B21] * TAN((PI()*[.R$20]) / 10800) * SQRT([.$D21]^2 + [.$E21]^2)) / (54 * [.$C20])" office:value-type="float" office:value="21.0965251109005" calcext:value-type="float">
            <text:p>21.0965251109005</text:p>
          </table:table-cell>
          <table:table-cell table:formula="of:=([.$B21] * TAN((PI()*[.S$20]) / 10800) * SQRT([.$D21]^2 + [.$E21]^2)) / (54 * [.$C20])" office:value-type="float" office:value="52.744436978055" calcext:value-type="float">
            <text:p>52.744436978055</text:p>
          </table:table-cell>
          <table:table-cell table:formula="of:=([.$B21] * TAN((PI()*[.T$20]) / 10800) * SQRT([.$D21]^2 + [.$E21]^2)) / (54 * [.$C20])" office:value-type="float" office:value="63.2952883697491" calcext:value-type="float">
            <text:p>63.2952883697491</text:p>
          </table:table-cell>
          <table:table-cell table:formula="of:= [.$O$20] / [.$H21]" office:value-type="float" office:value="0.758418740332399" calcext:value-type="float">
            <text:p>0.758418740332399</text:p>
          </table:table-cell>
          <table:table-cell table:formula="of:=([.$J21] - [.$O$20]) / ([.$D21] / 100)" office:value-type="float" office:value="0.923736100971662" calcext:value-type="float">
            <text:p>0.92373610097166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Tablet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in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  <table:table-cell table:formula="of:=([.$B23] * TAN((PI()*[.P$20]) / 10800) * SQRT([.$D23]^2 + [.$E23]^2)) / (54 * [.$C24])" office:value-type="float" office:value="1.89095029272344" calcext:value-type="float">
            <text:p>1.89095029272344</text:p>
          </table:table-cell>
          <table:table-cell table:formula="of:=([.$B23] * TAN((PI()*[.Q$20]) / 10800) * SQRT([.$D23]^2 + [.$E23]^2)) / (54 * [.$C24])" office:value-type="float" office:value="3.02553378085936" calcext:value-type="float">
            <text:p>3.02553378085936</text:p>
          </table:table-cell>
          <table:table-cell table:formula="of:=([.$B23] * TAN((PI()*[.R$20]) / 10800) * SQRT([.$D23]^2 + [.$E23]^2)) / (54 * [.$C24])" office:value-type="float" office:value="3.78193258680924" calcext:value-type="float">
            <text:p>3.78193258680924</text:p>
          </table:table-cell>
          <table:table-cell table:formula="of:=([.$B23] * TAN((PI()*[.S$20]) / 10800) * SQRT([.$D23]^2 + [.$E23]^2)) / (54 * [.$C24])" office:value-type="float" office:value="9.45539153635989" calcext:value-type="float">
            <text:p>9.45539153635989</text:p>
          </table:table-cell>
          <table:table-cell table:formula="of:=([.$B23] * TAN((PI()*[.T$20]) / 10800) * SQRT([.$D23]^2 + [.$E23]^2)) / (54 * [.$C24])" office:value-type="float" office:value="11.346821925349" calcext:value-type="float">
            <text:p>11.346821925349</text:p>
          </table:table-cell>
          <table:table-cell table:formula="of:= [.$O$20] / [.$H23]" office:value-type="float" office:value="4.23064124828807" calcext:value-type="float">
            <text:p>4.23064124828807</text:p>
          </table:table-cell>
          <table:table-cell table:formula="of:=([.$J23] - [.$O$20]) / ([.$D23] / 100)" office:value-type="float" office:value="-0.581647259331372" calcext:value-type="float">
            <text:p>-0.58164725933137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ax</text:p>
          </table:table-cell>
          <table:table-cell office:value-type="float" office:value="500" calcext:value-type="float">
            <text:p>500</text:p>
          </table:table-cell>
          <table:table-cell office:value-type="float" office:value="12.9" calcext:value-type="float">
            <text:p>12.9</text:p>
          </table:table-cell>
          <table:table-cell office:value-type="float" office:value="2048" calcext:value-type="float">
            <text:p>2048</text:p>
          </table:table-cell>
          <table:table-cell office:value-type="float" office:value="2732" calcext:value-type="float">
            <text:p>2732</text:p>
          </table:table-cell>
          <table:table-cell table:formula="of:=([.$B24] * TAN((PI()*[.P$20]) / 10800) * SQRT([.$D24]^2 + [.$E24]^2)) / (54 * [.$C23])" office:value-type="float" office:value="13.1377186285269" calcext:value-type="float">
            <text:p>13.1377186285269</text:p>
          </table:table-cell>
          <table:table-cell table:formula="of:=([.$B24] * TAN((PI()*[.Q$20]) / 10800) * SQRT([.$D24]^2 + [.$E24]^2)) / (54 * [.$C23])" office:value-type="float" office:value="21.0204422966537" calcext:value-type="float">
            <text:p>21.0204422966537</text:p>
          </table:table-cell>
          <table:table-cell table:formula="of:=([.$B24] * TAN((PI()*[.R$20]) / 10800) * SQRT([.$D24]^2 + [.$E24]^2)) / (54 * [.$C23])" office:value-type="float" office:value="26.2756595922977" calcext:value-type="float">
            <text:p>26.2756595922977</text:p>
          </table:table-cell>
          <table:table-cell table:formula="of:=([.$B24] * TAN((PI()*[.S$20]) / 10800) * SQRT([.$D24]^2 + [.$E24]^2)) / (54 * [.$C23])" office:value-type="float" office:value="65.6930401635995" calcext:value-type="float">
            <text:p>65.6930401635995</text:p>
          </table:table-cell>
          <table:table-cell table:formula="of:=([.$B24] * TAN((PI()*[.T$20]) / 10800) * SQRT([.$D24]^2 + [.$E24]^2)) / (54 * [.$C23])" office:value-type="float" office:value="78.8340943476286" calcext:value-type="float">
            <text:p>78.8340943476286</text:p>
          </table:table-cell>
          <table:table-cell table:formula="of:= [.$O$20] / [.$H24]" office:value-type="float" office:value="0.608928576799273" calcext:value-type="float">
            <text:p>0.608928576799273</text:p>
          </table:table-cell>
          <table:table-cell table:formula="of:=([.$J24] - [.$O$20]) / ([.$D24] / 100)" office:value-type="float" office:value="3.0680710130678" calcext:value-type="float">
            <text:p>3.0680710130678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hone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in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1136" calcext:value-type="float">
            <text:p>1136</text:p>
          </table:table-cell>
          <table:table-cell table:formula="of:=([.$B26] * TAN((PI()*[.P$20]) / 10800) * SQRT([.$D26]^2 + [.$E26]^2)) / (54 * [.$C27])" office:value-type="float" office:value="2.16116011622794" calcext:value-type="float">
            <text:p>2.16116011622794</text:p>
          </table:table-cell>
          <table:table-cell table:formula="of:=([.$B26] * TAN((PI()*[.Q$20]) / 10800) * SQRT([.$D26]^2 + [.$E26]^2)) / (54 * [.$C27])" office:value-type="float" office:value="3.45787140077399" calcext:value-type="float">
            <text:p>3.45787140077399</text:p>
          </table:table-cell>
          <table:table-cell table:formula="of:=([.$B26] * TAN((PI()*[.R$20]) / 10800) * SQRT([.$D26]^2 + [.$E26]^2)) / (54 * [.$C27])" office:value-type="float" office:value="4.32235680669492" calcext:value-type="float">
            <text:p>4.32235680669492</text:p>
          </table:table-cell>
          <table:table-cell table:formula="of:=([.$B26] * TAN((PI()*[.S$20]) / 10800) * SQRT([.$D26]^2 + [.$E26]^2)) / (54 * [.$C27])" office:value-type="float" office:value="10.8065321179169" calcext:value-type="float">
            <text:p>10.8065321179169</text:p>
          </table:table-cell>
          <table:table-cell table:formula="of:=([.$B26] * TAN((PI()*[.T$20]) / 10800) * SQRT([.$D26]^2 + [.$E26]^2)) / (54 * [.$C27])" office:value-type="float" office:value="12.9682409343964" calcext:value-type="float">
            <text:p>12.9682409343964</text:p>
          </table:table-cell>
          <table:table-cell table:formula="of:= [.$O$20] / [.$H26]" office:value-type="float" office:value="3.70168422357394" calcext:value-type="float">
            <text:p>3.70168422357394</text:p>
          </table:table-cell>
          <table:table-cell table:formula="of:=([.$J26] - [.$O$20]) / ([.$D26] / 100)" office:value-type="float" office:value="-0.473712354000557" calcext:value-type="float">
            <text:p>-0.47371235400055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ax</text:p>
          </table:table-cell>
          <table:table-cell office:value-type="float" office:value="400" calcext:value-type="float">
            <text:p>400</text:p>
          </table:table-cell>
          <table:table-cell office:value-type="float" office:value="6.5" calcext:value-type="float">
            <text:p>6.5</text:p>
          </table:table-cell>
          <table:table-cell office:value-type="float" office:value="1242" calcext:value-type="float">
            <text:p>1242</text:p>
          </table:table-cell>
          <table:table-cell office:value-type="float" office:value="2688" calcext:value-type="float">
            <text:p>2688</text:p>
          </table:table-cell>
          <table:table-cell table:formula="of:=([.$B27] * TAN((PI()*[.P$20]) / 10800) * SQRT([.$D27]^2 + [.$E27]^2)) / (54 * [.$C26])" office:value-type="float" office:value="15.950767120433" calcext:value-type="float">
            <text:p>15.950767120433</text:p>
          </table:table-cell>
          <table:table-cell table:formula="of:=([.$B27] * TAN((PI()*[.Q$20]) / 10800) * SQRT([.$D27]^2 + [.$E27]^2)) / (54 * [.$C26])" office:value-type="float" office:value="25.5213396878799" calcext:value-type="float">
            <text:p>25.5213396878799</text:p>
          </table:table-cell>
          <table:table-cell table:formula="of:=([.$B27] * TAN((PI()*[.R$20]) / 10800) * SQRT([.$D27]^2 + [.$E27]^2)) / (54 * [.$C26])" office:value-type="float" office:value="31.9018041825353" calcext:value-type="float">
            <text:p>31.9018041825353</text:p>
          </table:table-cell>
          <table:table-cell table:formula="of:=([.$B27] * TAN((PI()*[.S$20]) / 10800) * SQRT([.$D27]^2 + [.$E27]^2)) / (54 * [.$C26])" office:value-type="float" office:value="79.7592348193195" calcext:value-type="float">
            <text:p>79.7592348193195</text:p>
          </table:table-cell>
          <table:table-cell table:formula="of:=([.$B27] * TAN((PI()*[.T$20]) / 10800) * SQRT([.$D27]^2 + [.$E27]^2)) / (54 * [.$C26])" office:value-type="float" office:value="95.7140517044443" calcext:value-type="float">
            <text:p>95.7140517044443</text:p>
          </table:table-cell>
          <table:table-cell table:formula="of:= [.$O$20] / [.$H27]" office:value-type="float" office:value="0.501539032352259" calcext:value-type="float">
            <text:p>0.501539032352259</text:p>
          </table:table-cell>
          <table:table-cell table:formula="of:=([.$J27] - [.$O$20]) / ([.$D27] / 100)" office:value-type="float" office:value="6.41820062032563" calcext:value-type="float">
            <text:p>6.41820062032563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기준</text:p>
          </table:table-cell>
          <table:table-cell table:number-columns-repeated="19"/>
        </table:table-row>
        <table:table-row table:style-name="ro2">
          <table:table-cell table:style-name="ce8" office:value-type="string" calcext:value-type="string">
            <text:p>High-Resolution</text:p>
          </table:table-cell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([.$B30] * TAN((PI()*[.P$20]) / 10800) * SQRT([.$D30]^2 + [.$E30]^2)) / (54 * [.$C30])" office:value-type="float" office:value="3.51605776660704" calcext:value-type="float">
            <text:p>3.51605776660704</text:p>
          </table:table-cell>
          <table:table-cell table:formula="of:=([.$B30] * TAN((PI()*[.Q$20]) / 10800) * SQRT([.$D30]^2 + [.$E30]^2)) / (54 * [.$C30])" office:value-type="float" office:value="5.62571718001177" calcext:value-type="float">
            <text:p>5.62571718001177</text:p>
          </table:table-cell>
          <table:table-cell table:formula="of:=([.$B30] * TAN((PI()*[.R$20]) / 10800) * SQRT([.$D30]^2 + [.$E30]^2)) / (54 * [.$C30])" office:value-type="float" office:value="7.03217503696684" calcext:value-type="float">
            <text:p>7.03217503696684</text:p>
          </table:table-cell>
          <table:table-cell table:formula="of:=([.$B30] * TAN((PI()*[.S$20]) / 10800) * SQRT([.$D30]^2 + [.$E30]^2)) / (54 * [.$C30])" office:value-type="float" office:value="17.581478992685" calcext:value-type="float">
            <text:p>17.581478992685</text:p>
          </table:table-cell>
          <table:table-cell table:formula="of:=([.$B30] * TAN((PI()*[.T$20]) / 10800) * SQRT([.$D30]^2 + [.$E30]^2)) / (54 * [.$C30])" office:value-type="float" office:value="21.098429456583" calcext:value-type="float">
            <text:p>21.098429456583</text:p>
          </table:table-cell>
          <table:table-cell table:formula="of:= [.$O$20] / [.$H30]" office:value-type="float" office:value="2.2752562209972" calcext:value-type="float">
            <text:p>2.2752562209972</text:p>
          </table:table-cell>
          <table:table-cell table:formula="of:=([.$J30] - [.$O$20]) / ([.$D30] / 100)" office:value-type="float" office:value="0.199157400647775" calcext:value-type="float">
            <text:p>0.199157400647775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>
            <text:p>Desktop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([.$B31] * TAN((PI()*[.P$20]) / 10800) * SQRT([.$D31]^2 + [.$E31]^2)) / (54 * [.$C31])" office:value-type="float" office:value="2.96667374057469" calcext:value-type="float">
            <text:p>2.96667374057469</text:p>
          </table:table-cell>
          <table:table-cell table:formula="of:=([.$B31] * TAN((PI()*[.Q$20]) / 10800) * SQRT([.$D31]^2 + [.$E31]^2)) / (54 * [.$C31])" office:value-type="float" office:value="4.74669887063493" calcext:value-type="float">
            <text:p>4.74669887063493</text:p>
          </table:table-cell>
          <table:table-cell table:formula="of:=([.$B31] * TAN((PI()*[.R$20]) / 10800) * SQRT([.$D31]^2 + [.$E31]^2)) / (54 * [.$C31])" office:value-type="float" office:value="5.93339768744077" calcext:value-type="float">
            <text:p>5.93339768744077</text:p>
          </table:table-cell>
          <table:table-cell table:formula="of:=([.$B31] * TAN((PI()*[.S$20]) / 10800) * SQRT([.$D31]^2 + [.$E31]^2)) / (54 * [.$C31])" office:value-type="float" office:value="14.834372900078" calcext:value-type="float">
            <text:p>14.834372900078</text:p>
          </table:table-cell>
          <table:table-cell table:formula="of:=([.$B31] * TAN((PI()*[.T$20]) / 10800) * SQRT([.$D31]^2 + [.$E31]^2)) / (54 * [.$C31])" office:value-type="float" office:value="17.8017998539919" calcext:value-type="float">
            <text:p>17.8017998539919</text:p>
          </table:table-cell>
          <table:table-cell table:formula="of:= [.$O$20] / [.$H31]" office:value-type="float" office:value="2.69659996562631" calcext:value-type="float">
            <text:p>2.69659996562631</text:p>
          </table:table-cell>
          <table:table-cell table:formula="of:=([.$J31] - [.$O$20]) / ([.$D31] / 100)" office:value-type="float" office:value="0.0938437423954132" calcext:value-type="float">
            <text:p>0.093843742395413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>
            <text:p>Laptop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$B32] * TAN((PI()*[.P$20]) / 10800) * SQRT([.$D32]^2 + [.$E32]^2)) / (54 * [.$C32])" office:value-type="float" office:value="2.82540356245209" calcext:value-type="float">
            <text:p>2.82540356245209</text:p>
          </table:table-cell>
          <table:table-cell table:formula="of:=([.$B32] * TAN((PI()*[.Q$20]) / 10800) * SQRT([.$D32]^2 + [.$E32]^2)) / (54 * [.$C32])" office:value-type="float" office:value="4.52066559108089" calcext:value-type="float">
            <text:p>4.52066559108089</text:p>
          </table:table-cell>
          <table:table-cell table:formula="of:=([.$B32] * TAN((PI()*[.R$20]) / 10800) * SQRT([.$D32]^2 + [.$E32]^2)) / (54 * [.$C32])" office:value-type="float" office:value="5.65085494041978" calcext:value-type="float">
            <text:p>5.65085494041978</text:p>
          </table:table-cell>
          <table:table-cell table:formula="of:=([.$B32] * TAN((PI()*[.S$20]) / 10800) * SQRT([.$D32]^2 + [.$E32]^2)) / (54 * [.$C32])" office:value-type="float" office:value="14.1279741905505" calcext:value-type="float">
            <text:p>14.1279741905505</text:p>
          </table:table-cell>
          <table:table-cell table:formula="of:=([.$B32] * TAN((PI()*[.T$20]) / 10800) * SQRT([.$D32]^2 + [.$E32]^2)) / (54 * [.$C32])" office:value-type="float" office:value="16.9540950990399" calcext:value-type="float">
            <text:p>16.9540950990399</text:p>
          </table:table-cell>
          <table:table-cell table:formula="of:= [.$O$20] / [.$H32]" office:value-type="float" office:value="2.83142996390762" calcext:value-type="float">
            <text:p>2.83142996390762</text:p>
          </table:table-cell>
          <table:table-cell table:formula="of:=([.$J32] - [.$O$20]) / ([.$D32] / 100)" office:value-type="float" office:value="0.074538679612495" calcext:value-type="float">
            <text:p>0.074538679612495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10.2" calcext:value-type="float">
            <text:p>10.2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([.$B33] * TAN((PI()*[.P$20]) / 10800) * SQRT([.$D33]^2 + [.$E33]^2)) / (54 * [.$C33])" office:value-type="float" office:value="2.70397935572777" calcext:value-type="float">
            <text:p>2.70397935572777</text:p>
          </table:table-cell>
          <table:table-cell table:formula="of:=([.$B33] * TAN((PI()*[.Q$20]) / 10800) * SQRT([.$D33]^2 + [.$E33]^2)) / (54 * [.$C33])" office:value-type="float" office:value="4.32638600548197" calcext:value-type="float">
            <text:p>4.32638600548197</text:p>
          </table:table-cell>
          <table:table-cell table:formula="of:=([.$B33] * TAN((PI()*[.R$20]) / 10800) * SQRT([.$D33]^2 + [.$E33]^2)) / (54 * [.$C33])" office:value-type="float" office:value="5.40800447205726" calcext:value-type="float">
            <text:p>5.40800447205726</text:p>
          </table:table-cell>
          <table:table-cell table:formula="of:=([.$B33] * TAN((PI()*[.S$20]) / 10800) * SQRT([.$D33]^2 + [.$E33]^2)) / (54 * [.$C33])" office:value-type="float" office:value="13.5208120557295" calcext:value-type="float">
            <text:p>13.5208120557295</text:p>
          </table:table-cell>
          <table:table-cell table:formula="of:=([.$B33] * TAN((PI()*[.T$20]) / 10800) * SQRT([.$D33]^2 + [.$E33]^2)) / (54 * [.$C33])" office:value-type="float" office:value="16.2254779289169" calcext:value-type="float">
            <text:p>16.2254779289169</text:p>
          </table:table-cell>
          <table:table-cell table:formula="of:= [.$O$20] / [.$H33]" office:value-type="float" office:value="2.95857743510953" calcext:value-type="float">
            <text:p>2.95857743510953</text:p>
          </table:table-cell>
          <table:table-cell table:formula="of:=([.$J33] - [.$O$20]) / ([.$D33] / 100)" office:value-type="float" office:value="0.0293591053277156" calcext:value-type="float">
            <text:p>0.029359105327716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>
            <text:p>Phone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854" calcext:value-type="float">
            <text:p>854</text:p>
          </table:table-cell>
          <table:table-cell table:formula="of:=([.$B34] * TAN((PI()*[.P$20]) / 10800) * SQRT([.$D34]^2 + [.$E34]^2)) / (54 * [.$C34])" office:value-type="float" office:value="3.16633017921711" calcext:value-type="float">
            <text:p>3.16633017921711</text:p>
          </table:table-cell>
          <table:table-cell table:formula="of:=([.$B34] * TAN((PI()*[.Q$20]) / 10800) * SQRT([.$D34]^2 + [.$E34]^2)) / (54 * [.$C34])" office:value-type="float" office:value="5.06615057806649" calcext:value-type="float">
            <text:p>5.06615057806649</text:p>
          </table:table-cell>
          <table:table-cell table:formula="of:=([.$B34] * TAN((PI()*[.R$20]) / 10800) * SQRT([.$D34]^2 + [.$E34]^2)) / (54 * [.$C34])" office:value-type="float" office:value="6.3327139435971" calcext:value-type="float">
            <text:p>6.3327139435971</text:p>
          </table:table-cell>
          <table:table-cell table:formula="of:=([.$B34] * TAN((PI()*[.S$20]) / 10800) * SQRT([.$D34]^2 + [.$E34]^2)) / (54 * [.$C34])" office:value-type="float" office:value="15.8327226755236" calcext:value-type="float">
            <text:p>15.8327226755236</text:p>
          </table:table-cell>
          <table:table-cell table:formula="of:=([.$B34] * TAN((PI()*[.T$20]) / 10800) * SQRT([.$D34]^2 + [.$E34]^2)) / (54 * [.$C34])" office:value-type="float" office:value="18.9998567591589" calcext:value-type="float">
            <text:p>18.9998567591589</text:p>
          </table:table-cell>
          <table:table-cell table:formula="of:= [.$O$20] / [.$H34]" office:value-type="float" office:value="2.52656288322913" calcext:value-type="float">
            <text:p>2.52656288322913</text:p>
          </table:table-cell>
          <table:table-cell table:formula="of:=([.$J34] - [.$O$20]) / ([.$D34] / 100)" office:value-type="float" office:value="0.624970158158114" calcext:value-type="float">
            <text:p>0.624970158158114</text:p>
          </table:table-cell>
          <table:table-cell table:number-columns-repeated="8"/>
        </table:table-row>
      </table:table>
      <table:table table:name="Real World Guidelines" table:style-name="ta1"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table:style-name="ce4" office:value-type="string" calcext:value-type="string">
            <text:p>Real World Guidelines</text:p>
          </table:table-cell>
          <table:table-cell table:number-columns-repeated="18"/>
        </table:table-row>
        <table:table-row table:style-name="ro2">
          <table:table-cell table:style-name="Default"/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ubtitle</text:p>
          </table:table-cell>
          <table:table-cell table:style-name="ce1" office:value-type="string" calcext:value-type="string">
            <text:p>Subtitle2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Body2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Callout</text:p>
          </table:table-cell>
          <table:table-cell table:style-name="ce1" office:value-type="string" calcext:value-type="string">
            <text:p>Footnote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Caption2</text:p>
          </table:table-cell>
          <table:table-cell table:style-name="ce1" office:value-type="string" calcext:value-type="string">
            <text:p>Overline</text:p>
          </table:table-cell>
        </table:table-row>
        <table:table-row table:style-name="ro2">
          <table:table-cell office:value-type="string" calcext:value-type="string">
            <text:p>Microsoft(Size)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rosoft(Heihgt)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ogle(Size)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oogle(Height)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Apple(pt,)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pple(xSmall, Size)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Apple(xSamll, Leading)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Apple(Small, Size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Apple(Small, Leading)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Apple(Medium, Size)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Apple(Medium, Leading)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Apple(Large, Size)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Apple(Large, Leading)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Apple(xLarge, Size)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Apple(xLarge, Leading)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Apple(xxLarge, Size)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Apple(xxLarge, Leading)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Apple(xxxLarge, Size)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Apple(xxxLarge, Leading)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Apple(px,)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pple(xSmall, Size)</text:p>
          </table:table-cell>
          <table:table-cell table:formula="of:=[.B10] / 0.75" office:value-type="float" office:value="41.3333333333333" calcext:value-type="float">
            <text:p>41.3333333333333</text:p>
          </table:table-cell>
          <table:table-cell table:formula="of:=[.C10] / 0.75" office:value-type="float" office:value="33.3333333333333" calcext:value-type="float">
            <text:p>33.3333333333333</text:p>
          </table:table-cell>
          <table:table-cell table:formula="of:=[.D10] / 0.75" office:value-type="float" office:value="25.3333333333333" calcext:value-type="float">
            <text:p>25.3333333333333</text:p>
          </table:table-cell>
          <table:table-cell table:formula="of:=[.E10] / 0.75" office:value-type="float" office:value="22.6666666666667" calcext:value-type="float">
            <text:p>22.6666666666667</text:p>
          </table:table-cell>
          <table:table-cell table:number-columns-repeated="3"/>
          <table:table-cell table:formula="of:=[.I10] / 0.75" office:value-type="float" office:value="18.6666666666667" calcext:value-type="float">
            <text:p>18.6666666666667</text:p>
          </table:table-cell>
          <table:table-cell table:formula="of:=[.J10] / 0.75" office:value-type="float" office:value="16" calcext:value-type="float">
            <text:p>16</text:p>
          </table:table-cell>
          <table:table-cell/>
          <table:table-cell table:formula="of:=[.L10] / 0.75" office:value-type="float" office:value="18.6666666666667" calcext:value-type="float">
            <text:p>18.6666666666667</text:p>
          </table:table-cell>
          <table:table-cell table:number-columns-repeated="2"/>
          <table:table-cell table:formula="of:=[.O10] / 0.75" office:value-type="float" office:value="17.3333333333333" calcext:value-type="float">
            <text:p>17.3333333333333</text:p>
          </table:table-cell>
          <table:table-cell table:formula="of:=[.P10] / 0.75" office:value-type="float" office:value="16" calcext:value-type="float">
            <text:p>16</text:p>
          </table:table-cell>
          <table:table-cell table:formula="of:=[.Q10] / 0.75" office:value-type="float" office:value="14.6666666666667" calcext:value-type="float">
            <text:p>14.6666666666667</text:p>
          </table:table-cell>
          <table:table-cell table:formula="of:=[.R10] / 0.75" office:value-type="float" office:value="14.6666666666667" calcext:value-type="float">
            <text:p>14.6666666666667</text:p>
          </table:table-cell>
          <table:table-cell/>
        </table:table-row>
        <table:table-row table:style-name="ro2">
          <table:table-cell office:value-type="string" calcext:value-type="string">
            <text:p>Apple(xSamll, Leading)</text:p>
          </table:table-cell>
          <table:table-cell table:formula="of:=[.B11] / 0.75" office:value-type="float" office:value="50.6666666666667" calcext:value-type="float">
            <text:p>50.6666666666667</text:p>
          </table:table-cell>
          <table:table-cell table:formula="of:=[.C11] / 0.75" office:value-type="float" office:value="41.3333333333333" calcext:value-type="float">
            <text:p>41.3333333333333</text:p>
          </table:table-cell>
          <table:table-cell table:formula="of:=[.D11] / 0.75" office:value-type="float" office:value="32" calcext:value-type="float">
            <text:p>32</text:p>
          </table:table-cell>
          <table:table-cell table:formula="of:=[.E11] / 0.75" office:value-type="float" office:value="29.3333333333333" calcext:value-type="float">
            <text:p>29.3333333333333</text:p>
          </table:table-cell>
          <table:table-cell table:number-columns-repeated="3"/>
          <table:table-cell table:formula="of:=[.I11] / 0.75" office:value-type="float" office:value="25.3333333333333" calcext:value-type="float">
            <text:p>25.3333333333333</text:p>
          </table:table-cell>
          <table:table-cell table:formula="of:=[.J11] / 0.75" office:value-type="float" office:value="21.3333333333333" calcext:value-type="float">
            <text:p>21.3333333333333</text:p>
          </table:table-cell>
          <table:table-cell/>
          <table:table-cell table:formula="of:=[.L11] / 0.75" office:value-type="float" office:value="25.3333333333333" calcext:value-type="float">
            <text:p>25.3333333333333</text:p>
          </table:table-cell>
          <table:table-cell table:number-columns-repeated="2"/>
          <table:table-cell table:formula="of:=[.O11] / 0.75" office:value-type="float" office:value="24" calcext:value-type="float">
            <text:p>24</text:p>
          </table:table-cell>
          <table:table-cell table:formula="of:=[.P11] / 0.75" office:value-type="float" office:value="21.3333333333333" calcext:value-type="float">
            <text:p>21.3333333333333</text:p>
          </table:table-cell>
          <table:table-cell table:formula="of:=[.Q11] / 0.75" office:value-type="float" office:value="17.3333333333333" calcext:value-type="float">
            <text:p>17.3333333333333</text:p>
          </table:table-cell>
          <table:table-cell table:formula="of:=[.R11] / 0.75" office:value-type="float" office:value="17.3333333333333" calcext:value-type="float">
            <text:p>17.3333333333333</text:p>
          </table:table-cell>
          <table:table-cell/>
        </table:table-row>
        <table:table-row table:style-name="ro2">
          <table:table-cell office:value-type="string" calcext:value-type="string">
            <text:p>Apple(Small, Size)</text:p>
          </table:table-cell>
          <table:table-cell table:formula="of:=[.B12] / 0.75" office:value-type="float" office:value="42.6666666666667" calcext:value-type="float">
            <text:p>42.6666666666667</text:p>
          </table:table-cell>
          <table:table-cell table:formula="of:=[.C12] / 0.75" office:value-type="float" office:value="34.6666666666667" calcext:value-type="float">
            <text:p>34.6666666666667</text:p>
          </table:table-cell>
          <table:table-cell table:formula="of:=[.D12] / 0.75" office:value-type="float" office:value="26.6666666666667" calcext:value-type="float">
            <text:p>26.6666666666667</text:p>
          </table:table-cell>
          <table:table-cell table:formula="of:=[.E12] / 0.75" office:value-type="float" office:value="24" calcext:value-type="float">
            <text:p>24</text:p>
          </table:table-cell>
          <table:table-cell table:number-columns-repeated="3"/>
          <table:table-cell table:formula="of:=[.I12] / 0.75" office:value-type="float" office:value="20" calcext:value-type="float">
            <text:p>20</text:p>
          </table:table-cell>
          <table:table-cell table:formula="of:=[.J12] / 0.75" office:value-type="float" office:value="17.3333333333333" calcext:value-type="float">
            <text:p>17.3333333333333</text:p>
          </table:table-cell>
          <table:table-cell/>
          <table:table-cell table:formula="of:=[.L12] / 0.75" office:value-type="float" office:value="20" calcext:value-type="float">
            <text:p>20</text:p>
          </table:table-cell>
          <table:table-cell table:number-columns-repeated="2"/>
          <table:table-cell table:formula="of:=[.O12] / 0.75" office:value-type="float" office:value="18.6666666666667" calcext:value-type="float">
            <text:p>18.6666666666667</text:p>
          </table:table-cell>
          <table:table-cell table:formula="of:=[.P12] / 0.75" office:value-type="float" office:value="16" calcext:value-type="float">
            <text:p>16</text:p>
          </table:table-cell>
          <table:table-cell table:formula="of:=[.Q12] / 0.75" office:value-type="float" office:value="14.6666666666667" calcext:value-type="float">
            <text:p>14.6666666666667</text:p>
          </table:table-cell>
          <table:table-cell table:formula="of:=[.R12] / 0.75" office:value-type="float" office:value="14.6666666666667" calcext:value-type="float">
            <text:p>14.6666666666667</text:p>
          </table:table-cell>
          <table:table-cell/>
        </table:table-row>
        <table:table-row table:style-name="ro2">
          <table:table-cell office:value-type="string" calcext:value-type="string">
            <text:p>Apple(Small, Leading)</text:p>
          </table:table-cell>
          <table:table-cell table:formula="of:=[.B13] / 0.75" office:value-type="float" office:value="52" calcext:value-type="float">
            <text:p>52</text:p>
          </table:table-cell>
          <table:table-cell table:formula="of:=[.C13] / 0.75" office:value-type="float" office:value="42.6666666666667" calcext:value-type="float">
            <text:p>42.6666666666667</text:p>
          </table:table-cell>
          <table:table-cell table:formula="of:=[.D13] / 0.75" office:value-type="float" office:value="33.3333333333333" calcext:value-type="float">
            <text:p>33.3333333333333</text:p>
          </table:table-cell>
          <table:table-cell table:formula="of:=[.E13] / 0.75" office:value-type="float" office:value="30.6666666666667" calcext:value-type="float">
            <text:p>30.6666666666667</text:p>
          </table:table-cell>
          <table:table-cell table:number-columns-repeated="3"/>
          <table:table-cell table:formula="of:=[.I13] / 0.75" office:value-type="float" office:value="26.6666666666667" calcext:value-type="float">
            <text:p>26.6666666666667</text:p>
          </table:table-cell>
          <table:table-cell table:formula="of:=[.J13] / 0.75" office:value-type="float" office:value="24" calcext:value-type="float">
            <text:p>24</text:p>
          </table:table-cell>
          <table:table-cell/>
          <table:table-cell table:formula="of:=[.L13] / 0.75" office:value-type="float" office:value="26.6666666666667" calcext:value-type="float">
            <text:p>26.6666666666667</text:p>
          </table:table-cell>
          <table:table-cell table:number-columns-repeated="2"/>
          <table:table-cell table:formula="of:=[.O13] / 0.75" office:value-type="float" office:value="25.3333333333333" calcext:value-type="float">
            <text:p>25.3333333333333</text:p>
          </table:table-cell>
          <table:table-cell table:formula="of:=[.P13] / 0.75" office:value-type="float" office:value="21.3333333333333" calcext:value-type="float">
            <text:p>21.3333333333333</text:p>
          </table:table-cell>
          <table:table-cell table:formula="of:=[.Q13] / 0.75" office:value-type="float" office:value="17.3333333333333" calcext:value-type="float">
            <text:p>17.3333333333333</text:p>
          </table:table-cell>
          <table:table-cell table:formula="of:=[.R13] / 0.75" office:value-type="float" office:value="17.3333333333333" calcext:value-type="float">
            <text:p>17.3333333333333</text:p>
          </table:table-cell>
          <table:table-cell/>
        </table:table-row>
        <table:table-row table:style-name="ro2">
          <table:table-cell office:value-type="string" calcext:value-type="string">
            <text:p>Apple(Medium, Size)</text:p>
          </table:table-cell>
          <table:table-cell table:formula="of:=[.B14] / 0.75" office:value-type="float" office:value="44" calcext:value-type="float">
            <text:p>44</text:p>
          </table:table-cell>
          <table:table-cell table:formula="of:=[.C14] / 0.75" office:value-type="float" office:value="36" calcext:value-type="float">
            <text:p>36</text:p>
          </table:table-cell>
          <table:table-cell table:formula="of:=[.D14] / 0.75" office:value-type="float" office:value="28" calcext:value-type="float">
            <text:p>28</text:p>
          </table:table-cell>
          <table:table-cell table:formula="of:=[.E14] / 0.75" office:value-type="float" office:value="25.3333333333333" calcext:value-type="float">
            <text:p>25.3333333333333</text:p>
          </table:table-cell>
          <table:table-cell table:number-columns-repeated="3"/>
          <table:table-cell table:formula="of:=[.I14] / 0.75" office:value-type="float" office:value="21.3333333333333" calcext:value-type="float">
            <text:p>21.3333333333333</text:p>
          </table:table-cell>
          <table:table-cell table:formula="of:=[.J14] / 0.75" office:value-type="float" office:value="18.6666666666667" calcext:value-type="float">
            <text:p>18.6666666666667</text:p>
          </table:table-cell>
          <table:table-cell/>
          <table:table-cell table:formula="of:=[.L14] / 0.75" office:value-type="float" office:value="21.3333333333333" calcext:value-type="float">
            <text:p>21.3333333333333</text:p>
          </table:table-cell>
          <table:table-cell table:number-columns-repeated="2"/>
          <table:table-cell table:formula="of:=[.O14] / 0.75" office:value-type="float" office:value="20" calcext:value-type="float">
            <text:p>20</text:p>
          </table:table-cell>
          <table:table-cell table:formula="of:=[.P14] / 0.75" office:value-type="float" office:value="16" calcext:value-type="float">
            <text:p>16</text:p>
          </table:table-cell>
          <table:table-cell table:formula="of:=[.Q14] / 0.75" office:value-type="float" office:value="14.6666666666667" calcext:value-type="float">
            <text:p>14.6666666666667</text:p>
          </table:table-cell>
          <table:table-cell table:formula="of:=[.R14] / 0.75" office:value-type="float" office:value="14.6666666666667" calcext:value-type="float">
            <text:p>14.6666666666667</text:p>
          </table:table-cell>
          <table:table-cell/>
        </table:table-row>
        <table:table-row table:style-name="ro2">
          <table:table-cell office:value-type="string" calcext:value-type="string">
            <text:p>Apple(Medium, Leading)</text:p>
          </table:table-cell>
          <table:table-cell table:formula="of:=[.B15] / 0.75" office:value-type="float" office:value="53.3333333333333" calcext:value-type="float">
            <text:p>53.3333333333333</text:p>
          </table:table-cell>
          <table:table-cell table:formula="of:=[.C15] / 0.75" office:value-type="float" office:value="44" calcext:value-type="float">
            <text:p>44</text:p>
          </table:table-cell>
          <table:table-cell table:formula="of:=[.D15] / 0.75" office:value-type="float" office:value="34.6666666666667" calcext:value-type="float">
            <text:p>34.6666666666667</text:p>
          </table:table-cell>
          <table:table-cell table:formula="of:=[.E15] / 0.75" office:value-type="float" office:value="32" calcext:value-type="float">
            <text:p>32</text:p>
          </table:table-cell>
          <table:table-cell table:number-columns-repeated="3"/>
          <table:table-cell table:formula="of:=[.I15] / 0.75" office:value-type="float" office:value="28" calcext:value-type="float">
            <text:p>28</text:p>
          </table:table-cell>
          <table:table-cell table:formula="of:=[.J15] / 0.75" office:value-type="float" office:value="25.3333333333333" calcext:value-type="float">
            <text:p>25.3333333333333</text:p>
          </table:table-cell>
          <table:table-cell/>
          <table:table-cell table:formula="of:=[.L15] / 0.75" office:value-type="float" office:value="28" calcext:value-type="float">
            <text:p>28</text:p>
          </table:table-cell>
          <table:table-cell table:number-columns-repeated="2"/>
          <table:table-cell table:formula="of:=[.O15] / 0.75" office:value-type="float" office:value="26.6666666666667" calcext:value-type="float">
            <text:p>26.6666666666667</text:p>
          </table:table-cell>
          <table:table-cell table:formula="of:=[.P15] / 0.75" office:value-type="float" office:value="21.3333333333333" calcext:value-type="float">
            <text:p>21.3333333333333</text:p>
          </table:table-cell>
          <table:table-cell table:formula="of:=[.Q15] / 0.75" office:value-type="float" office:value="17.3333333333333" calcext:value-type="float">
            <text:p>17.3333333333333</text:p>
          </table:table-cell>
          <table:table-cell table:formula="of:=[.R15] / 0.75" office:value-type="float" office:value="17.3333333333333" calcext:value-type="float">
            <text:p>17.3333333333333</text:p>
          </table:table-cell>
          <table:table-cell/>
        </table:table-row>
        <table:table-row table:style-name="ro2">
          <table:table-cell office:value-type="string" calcext:value-type="string">
            <text:p>Apple(Large, Size)</text:p>
          </table:table-cell>
          <table:table-cell table:formula="of:=[.B16] / 0.75" office:value-type="float" office:value="45.3333333333333" calcext:value-type="float">
            <text:p>45.3333333333333</text:p>
          </table:table-cell>
          <table:table-cell table:formula="of:=[.C16] / 0.75" office:value-type="float" office:value="37.3333333333333" calcext:value-type="float">
            <text:p>37.3333333333333</text:p>
          </table:table-cell>
          <table:table-cell table:formula="of:=[.D16] / 0.75" office:value-type="float" office:value="29.3333333333333" calcext:value-type="float">
            <text:p>29.3333333333333</text:p>
          </table:table-cell>
          <table:table-cell table:formula="of:=[.E16] / 0.75" office:value-type="float" office:value="26.6666666666667" calcext:value-type="float">
            <text:p>26.6666666666667</text:p>
          </table:table-cell>
          <table:table-cell table:number-columns-repeated="3"/>
          <table:table-cell table:formula="of:=[.I16] / 0.75" office:value-type="float" office:value="22.6666666666667" calcext:value-type="float">
            <text:p>22.6666666666667</text:p>
          </table:table-cell>
          <table:table-cell table:formula="of:=[.J16] / 0.75" office:value-type="float" office:value="20" calcext:value-type="float">
            <text:p>20</text:p>
          </table:table-cell>
          <table:table-cell/>
          <table:table-cell table:formula="of:=[.L16] / 0.75" office:value-type="float" office:value="22.6666666666667" calcext:value-type="float">
            <text:p>22.6666666666667</text:p>
          </table:table-cell>
          <table:table-cell table:number-columns-repeated="2"/>
          <table:table-cell table:formula="of:=[.O16] / 0.75" office:value-type="float" office:value="21.3333333333333" calcext:value-type="float">
            <text:p>21.3333333333333</text:p>
          </table:table-cell>
          <table:table-cell table:formula="of:=[.P16] / 0.75" office:value-type="float" office:value="17.3333333333333" calcext:value-type="float">
            <text:p>17.3333333333333</text:p>
          </table:table-cell>
          <table:table-cell table:formula="of:=[.Q16] / 0.75" office:value-type="float" office:value="16" calcext:value-type="float">
            <text:p>16</text:p>
          </table:table-cell>
          <table:table-cell table:formula="of:=[.R16] / 0.75" office:value-type="float" office:value="14.6666666666667" calcext:value-type="float">
            <text:p>14.6666666666667</text:p>
          </table:table-cell>
          <table:table-cell/>
        </table:table-row>
        <table:table-row table:style-name="ro2">
          <table:table-cell office:value-type="string" calcext:value-type="string">
            <text:p>Apple(Large, Leading)</text:p>
          </table:table-cell>
          <table:table-cell table:formula="of:=[.B17] / 0.75" office:value-type="float" office:value="54.6666666666667" calcext:value-type="float">
            <text:p>54.6666666666667</text:p>
          </table:table-cell>
          <table:table-cell table:formula="of:=[.C17] / 0.75" office:value-type="float" office:value="45.3333333333333" calcext:value-type="float">
            <text:p>45.3333333333333</text:p>
          </table:table-cell>
          <table:table-cell table:formula="of:=[.D17] / 0.75" office:value-type="float" office:value="37.3333333333333" calcext:value-type="float">
            <text:p>37.3333333333333</text:p>
          </table:table-cell>
          <table:table-cell table:formula="of:=[.E17] / 0.75" office:value-type="float" office:value="33.3333333333333" calcext:value-type="float">
            <text:p>33.3333333333333</text:p>
          </table:table-cell>
          <table:table-cell table:number-columns-repeated="3"/>
          <table:table-cell table:formula="of:=[.I17] / 0.75" office:value-type="float" office:value="29.3333333333333" calcext:value-type="float">
            <text:p>29.3333333333333</text:p>
          </table:table-cell>
          <table:table-cell table:formula="of:=[.J17] / 0.75" office:value-type="float" office:value="26.6666666666667" calcext:value-type="float">
            <text:p>26.6666666666667</text:p>
          </table:table-cell>
          <table:table-cell/>
          <table:table-cell table:formula="of:=[.L17] / 0.75" office:value-type="float" office:value="29.3333333333333" calcext:value-type="float">
            <text:p>29.3333333333333</text:p>
          </table:table-cell>
          <table:table-cell table:number-columns-repeated="2"/>
          <table:table-cell table:formula="of:=[.O17] / 0.75" office:value-type="float" office:value="28" calcext:value-type="float">
            <text:p>28</text:p>
          </table:table-cell>
          <table:table-cell table:formula="of:=[.P17] / 0.75" office:value-type="float" office:value="24" calcext:value-type="float">
            <text:p>24</text:p>
          </table:table-cell>
          <table:table-cell table:formula="of:=[.Q17] / 0.75" office:value-type="float" office:value="21.3333333333333" calcext:value-type="float">
            <text:p>21.3333333333333</text:p>
          </table:table-cell>
          <table:table-cell table:formula="of:=[.R17] / 0.75" office:value-type="float" office:value="17.3333333333333" calcext:value-type="float">
            <text:p>17.3333333333333</text:p>
          </table:table-cell>
          <table:table-cell/>
        </table:table-row>
        <table:table-row table:style-name="ro2">
          <table:table-cell office:value-type="string" calcext:value-type="string">
            <text:p>Apple(xLarge, Size)</text:p>
          </table:table-cell>
          <table:table-cell table:formula="of:=[.B18] / 0.75" office:value-type="float" office:value="48" calcext:value-type="float">
            <text:p>48</text:p>
          </table:table-cell>
          <table:table-cell table:formula="of:=[.C18] / 0.75" office:value-type="float" office:value="40" calcext:value-type="float">
            <text:p>40</text:p>
          </table:table-cell>
          <table:table-cell table:formula="of:=[.D18] / 0.75" office:value-type="float" office:value="32" calcext:value-type="float">
            <text:p>32</text:p>
          </table:table-cell>
          <table:table-cell table:formula="of:=[.E18] / 0.75" office:value-type="float" office:value="29.3333333333333" calcext:value-type="float">
            <text:p>29.3333333333333</text:p>
          </table:table-cell>
          <table:table-cell table:number-columns-repeated="3"/>
          <table:table-cell table:formula="of:=[.I18] / 0.75" office:value-type="float" office:value="25.3333333333333" calcext:value-type="float">
            <text:p>25.3333333333333</text:p>
          </table:table-cell>
          <table:table-cell table:formula="of:=[.J18] / 0.75" office:value-type="float" office:value="22.6666666666667" calcext:value-type="float">
            <text:p>22.6666666666667</text:p>
          </table:table-cell>
          <table:table-cell/>
          <table:table-cell table:formula="of:=[.L18] / 0.75" office:value-type="float" office:value="25.3333333333333" calcext:value-type="float">
            <text:p>25.3333333333333</text:p>
          </table:table-cell>
          <table:table-cell table:number-columns-repeated="2"/>
          <table:table-cell table:formula="of:=[.O18] / 0.75" office:value-type="float" office:value="24" calcext:value-type="float">
            <text:p>24</text:p>
          </table:table-cell>
          <table:table-cell table:formula="of:=[.P18] / 0.75" office:value-type="float" office:value="20" calcext:value-type="float">
            <text:p>20</text:p>
          </table:table-cell>
          <table:table-cell table:formula="of:=[.Q18] / 0.75" office:value-type="float" office:value="18.6666666666667" calcext:value-type="float">
            <text:p>18.6666666666667</text:p>
          </table:table-cell>
          <table:table-cell table:formula="of:=[.R18] / 0.75" office:value-type="float" office:value="17.3333333333333" calcext:value-type="float">
            <text:p>17.3333333333333</text:p>
          </table:table-cell>
          <table:table-cell/>
        </table:table-row>
        <table:table-row table:style-name="ro2">
          <table:table-cell office:value-type="string" calcext:value-type="string">
            <text:p>Apple(xLarge, Leading)</text:p>
          </table:table-cell>
          <table:table-cell table:formula="of:=[.B19] / 0.75" office:value-type="float" office:value="57.3333333333333" calcext:value-type="float">
            <text:p>57.3333333333333</text:p>
          </table:table-cell>
          <table:table-cell table:formula="of:=[.C19] / 0.75" office:value-type="float" office:value="49.3333333333333" calcext:value-type="float">
            <text:p>49.3333333333333</text:p>
          </table:table-cell>
          <table:table-cell table:formula="of:=[.D19] / 0.75" office:value-type="float" office:value="40" calcext:value-type="float">
            <text:p>40</text:p>
          </table:table-cell>
          <table:table-cell table:formula="of:=[.E19] / 0.75" office:value-type="float" office:value="37.3333333333333" calcext:value-type="float">
            <text:p>37.3333333333333</text:p>
          </table:table-cell>
          <table:table-cell table:number-columns-repeated="3"/>
          <table:table-cell table:formula="of:=[.I19] / 0.75" office:value-type="float" office:value="32" calcext:value-type="float">
            <text:p>32</text:p>
          </table:table-cell>
          <table:table-cell table:formula="of:=[.J19] / 0.75" office:value-type="float" office:value="29.3333333333333" calcext:value-type="float">
            <text:p>29.3333333333333</text:p>
          </table:table-cell>
          <table:table-cell/>
          <table:table-cell table:formula="of:=[.L19] / 0.75" office:value-type="float" office:value="32" calcext:value-type="float">
            <text:p>32</text:p>
          </table:table-cell>
          <table:table-cell table:number-columns-repeated="2"/>
          <table:table-cell table:formula="of:=[.O19] / 0.75" office:value-type="float" office:value="30.6666666666667" calcext:value-type="float">
            <text:p>30.6666666666667</text:p>
          </table:table-cell>
          <table:table-cell table:formula="of:=[.P19] / 0.75" office:value-type="float" office:value="26.6666666666667" calcext:value-type="float">
            <text:p>26.6666666666667</text:p>
          </table:table-cell>
          <table:table-cell table:formula="of:=[.Q19] / 0.75" office:value-type="float" office:value="25.3333333333333" calcext:value-type="float">
            <text:p>25.3333333333333</text:p>
          </table:table-cell>
          <table:table-cell table:formula="of:=[.R19] / 0.75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Apple(xxLarge, Size)</text:p>
          </table:table-cell>
          <table:table-cell table:formula="of:=[.B20] / 0.75" office:value-type="float" office:value="50.6666666666667" calcext:value-type="float">
            <text:p>50.6666666666667</text:p>
          </table:table-cell>
          <table:table-cell table:formula="of:=[.C20] / 0.75" office:value-type="float" office:value="42.6666666666667" calcext:value-type="float">
            <text:p>42.6666666666667</text:p>
          </table:table-cell>
          <table:table-cell table:formula="of:=[.D20] / 0.75" office:value-type="float" office:value="34.6666666666667" calcext:value-type="float">
            <text:p>34.6666666666667</text:p>
          </table:table-cell>
          <table:table-cell table:formula="of:=[.E20] / 0.75" office:value-type="float" office:value="32" calcext:value-type="float">
            <text:p>32</text:p>
          </table:table-cell>
          <table:table-cell table:number-columns-repeated="3"/>
          <table:table-cell table:formula="of:=[.I20] / 0.75" office:value-type="float" office:value="28" calcext:value-type="float">
            <text:p>28</text:p>
          </table:table-cell>
          <table:table-cell table:formula="of:=[.J20] / 0.75" office:value-type="float" office:value="25.3333333333333" calcext:value-type="float">
            <text:p>25.3333333333333</text:p>
          </table:table-cell>
          <table:table-cell/>
          <table:table-cell table:formula="of:=[.L20] / 0.75" office:value-type="float" office:value="28" calcext:value-type="float">
            <text:p>28</text:p>
          </table:table-cell>
          <table:table-cell table:number-columns-repeated="2"/>
          <table:table-cell table:formula="of:=[.O20] / 0.75" office:value-type="float" office:value="26.6666666666667" calcext:value-type="float">
            <text:p>26.6666666666667</text:p>
          </table:table-cell>
          <table:table-cell table:formula="of:=[.P20] / 0.75" office:value-type="float" office:value="22.6666666666667" calcext:value-type="float">
            <text:p>22.6666666666667</text:p>
          </table:table-cell>
          <table:table-cell table:formula="of:=[.Q20] / 0.75" office:value-type="float" office:value="21.3333333333333" calcext:value-type="float">
            <text:p>21.3333333333333</text:p>
          </table:table-cell>
          <table:table-cell table:formula="of:=[.R20] / 0.75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Apple(xxLarge, Leading)</text:p>
          </table:table-cell>
          <table:table-cell table:formula="of:=[.B21] / 0.75" office:value-type="float" office:value="61.3333333333333" calcext:value-type="float">
            <text:p>61.3333333333333</text:p>
          </table:table-cell>
          <table:table-cell table:formula="of:=[.C21] / 0.75" office:value-type="float" office:value="52" calcext:value-type="float">
            <text:p>52</text:p>
          </table:table-cell>
          <table:table-cell table:formula="of:=[.D21] / 0.75" office:value-type="float" office:value="42.6666666666667" calcext:value-type="float">
            <text:p>42.6666666666667</text:p>
          </table:table-cell>
          <table:table-cell table:formula="of:=[.E21] / 0.75" office:value-type="float" office:value="40" calcext:value-type="float">
            <text:p>40</text:p>
          </table:table-cell>
          <table:table-cell table:number-columns-repeated="3"/>
          <table:table-cell table:formula="of:=[.I21] / 0.75" office:value-type="float" office:value="34.6666666666667" calcext:value-type="float">
            <text:p>34.6666666666667</text:p>
          </table:table-cell>
          <table:table-cell table:formula="of:=[.J21] / 0.75" office:value-type="float" office:value="32" calcext:value-type="float">
            <text:p>32</text:p>
          </table:table-cell>
          <table:table-cell/>
          <table:table-cell table:formula="of:=[.L21] / 0.75" office:value-type="float" office:value="34.6666666666667" calcext:value-type="float">
            <text:p>34.6666666666667</text:p>
          </table:table-cell>
          <table:table-cell table:number-columns-repeated="2"/>
          <table:table-cell table:formula="of:=[.O21] / 0.75" office:value-type="float" office:value="33.3333333333333" calcext:value-type="float">
            <text:p>33.3333333333333</text:p>
          </table:table-cell>
          <table:table-cell table:formula="of:=[.P21] / 0.75" office:value-type="float" office:value="29.3333333333333" calcext:value-type="float">
            <text:p>29.3333333333333</text:p>
          </table:table-cell>
          <table:table-cell table:formula="of:=[.Q21] / 0.75" office:value-type="float" office:value="28" calcext:value-type="float">
            <text:p>28</text:p>
          </table:table-cell>
          <table:table-cell table:formula="of:=[.R21] / 0.75" office:value-type="float" office:value="26.6666666666667" calcext:value-type="float">
            <text:p>26.6666666666667</text:p>
          </table:table-cell>
          <table:table-cell/>
        </table:table-row>
        <table:table-row table:style-name="ro2">
          <table:table-cell office:value-type="string" calcext:value-type="string">
            <text:p>Apple(xxxLarge, Size)</text:p>
          </table:table-cell>
          <table:table-cell table:formula="of:=[.B22] / 0.75" office:value-type="float" office:value="53.3333333333333" calcext:value-type="float">
            <text:p>53.3333333333333</text:p>
          </table:table-cell>
          <table:table-cell table:formula="of:=[.C22] / 0.75" office:value-type="float" office:value="45.3333333333333" calcext:value-type="float">
            <text:p>45.3333333333333</text:p>
          </table:table-cell>
          <table:table-cell table:formula="of:=[.D22] / 0.75" office:value-type="float" office:value="37.3333333333333" calcext:value-type="float">
            <text:p>37.3333333333333</text:p>
          </table:table-cell>
          <table:table-cell table:formula="of:=[.E22] / 0.75" office:value-type="float" office:value="34.6666666666667" calcext:value-type="float">
            <text:p>34.6666666666667</text:p>
          </table:table-cell>
          <table:table-cell table:number-columns-repeated="3"/>
          <table:table-cell table:formula="of:=[.I22] / 0.75" office:value-type="float" office:value="30.6666666666667" calcext:value-type="float">
            <text:p>30.6666666666667</text:p>
          </table:table-cell>
          <table:table-cell table:formula="of:=[.J22] / 0.75" office:value-type="float" office:value="28" calcext:value-type="float">
            <text:p>28</text:p>
          </table:table-cell>
          <table:table-cell/>
          <table:table-cell table:formula="of:=[.L22] / 0.75" office:value-type="float" office:value="30.6666666666667" calcext:value-type="float">
            <text:p>30.6666666666667</text:p>
          </table:table-cell>
          <table:table-cell table:number-columns-repeated="2"/>
          <table:table-cell table:formula="of:=[.O22] / 0.75" office:value-type="float" office:value="29.3333333333333" calcext:value-type="float">
            <text:p>29.3333333333333</text:p>
          </table:table-cell>
          <table:table-cell table:formula="of:=[.P22] / 0.75" office:value-type="float" office:value="25.3333333333333" calcext:value-type="float">
            <text:p>25.3333333333333</text:p>
          </table:table-cell>
          <table:table-cell table:formula="of:=[.Q22] / 0.75" office:value-type="float" office:value="24" calcext:value-type="float">
            <text:p>24</text:p>
          </table:table-cell>
          <table:table-cell table:formula="of:=[.R22] / 0.75" office:value-type="float" office:value="22.6666666666667" calcext:value-type="float">
            <text:p>22.6666666666667</text:p>
          </table:table-cell>
          <table:table-cell/>
        </table:table-row>
        <table:table-row table:style-name="ro2">
          <table:table-cell office:value-type="string" calcext:value-type="string">
            <text:p>Apple(xxxLarge, Leading)</text:p>
          </table:table-cell>
          <table:table-cell table:formula="of:=[.B23] / 0.75" office:value-type="float" office:value="64" calcext:value-type="float">
            <text:p>64</text:p>
          </table:table-cell>
          <table:table-cell table:formula="of:=[.C23] / 0.75" office:value-type="float" office:value="54.6666666666667" calcext:value-type="float">
            <text:p>54.6666666666667</text:p>
          </table:table-cell>
          <table:table-cell table:formula="of:=[.D23] / 0.75" office:value-type="float" office:value="45.3333333333333" calcext:value-type="float">
            <text:p>45.3333333333333</text:p>
          </table:table-cell>
          <table:table-cell table:formula="of:=[.E23] / 0.75" office:value-type="float" office:value="42.6666666666667" calcext:value-type="float">
            <text:p>42.6666666666667</text:p>
          </table:table-cell>
          <table:table-cell table:number-columns-repeated="3"/>
          <table:table-cell table:formula="of:=[.I23] / 0.75" office:value-type="float" office:value="38.6666666666667" calcext:value-type="float">
            <text:p>38.6666666666667</text:p>
          </table:table-cell>
          <table:table-cell table:formula="of:=[.J23] / 0.75" office:value-type="float" office:value="37.3333333333333" calcext:value-type="float">
            <text:p>37.3333333333333</text:p>
          </table:table-cell>
          <table:table-cell/>
          <table:table-cell table:formula="of:=[.L23] / 0.75" office:value-type="float" office:value="38.6666666666667" calcext:value-type="float">
            <text:p>38.6666666666667</text:p>
          </table:table-cell>
          <table:table-cell table:number-columns-repeated="2"/>
          <table:table-cell table:formula="of:=[.O23] / 0.75" office:value-type="float" office:value="37.3333333333333" calcext:value-type="float">
            <text:p>37.3333333333333</text:p>
          </table:table-cell>
          <table:table-cell table:formula="of:=[.P23] / 0.75" office:value-type="float" office:value="32" calcext:value-type="float">
            <text:p>32</text:p>
          </table:table-cell>
          <table:table-cell table:formula="of:=[.Q23] / 0.75" office:value-type="float" office:value="30.6666666666667" calcext:value-type="float">
            <text:p>30.6666666666667</text:p>
          </table:table-cell>
          <table:table-cell table:formula="of:=[.R23] / 0.75" office:value-type="float" office:value="29.3333333333333" calcext:value-type="float">
            <text:p>29.3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CJK KR" svg:font-family="'Noto Sans CJK KR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 style:data-style-name="N2" text:time-value="19:01:22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18:20:51.757018443</meta:creation-date>
    <dc:date>2020-10-06T21:26:11.692000000</dc:date>
    <meta:editing-duration>P2DT3H48M38S</meta:editing-duration>
    <meta:editing-cycles>46</meta:editing-cycles>
    <meta:generator>LibreOffice/6.4.6.2$Windows_X86_64 LibreOffice_project/0ce51a4fd21bff07a5c061082cc82c5ed232f115</meta:generator>
    <meta:document-statistic meta:table-count="2" meta:cell-count="641" meta:object-count="0"/>
  </office:meta>
</office:document-meta>
</file>